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yDnChangeEvent.getEven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DnChangeEvent.ModifyDnChangeEvent( int id , String affectedEntryName , String changeEventPrincipal , Date changeEventTime , String newDn , boolean deleteOldRd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ifyDnChangeEvent.isDeleteOldR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DnChangeEvent.getNewD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